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15">
            <text:p>Poz-15115</text:p>
          </table:table-cell>
          <table:table-cell office:value-type="float" office:value="54.4">
            <text:p>54.4</text:p>
          </table:table-cell>
          <table:table-cell office:value-type="float" office:value="19.71">
            <text:p>19.71</text:p>
          </table:table-cell>
          <table:table-cell office:value-type="float" office:value="4770.0">
            <text:p>4770.0</text:p>
          </table:table-cell>
          <table:table-cell office:value-type="float" office:value="35.0">
            <text:p>35.0</text:p>
          </table:table-cell>
          <table:table-cell office:value-type="string" office:value="Alder stump in situ">
            <text:p>Alder stump in situ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15">
            <text:p>-2.15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16">
            <text:p>Poz-15116</text:p>
          </table:table-cell>
          <table:table-cell office:value-type="float" office:value="54.4">
            <text:p>54.4</text:p>
          </table:table-cell>
          <table:table-cell office:value-type="float" office:value="19.4">
            <text:p>19.4</text:p>
          </table:table-cell>
          <table:table-cell office:value-type="float" office:value="3295.0">
            <text:p>3295.0</text:p>
          </table:table-cell>
          <table:table-cell office:value-type="float" office:value="35.0">
            <text:p>35.0</text:p>
          </table:table-cell>
          <table:table-cell office:value-type="string" office:value="Alder stump in situ">
            <text:p>Alder stump in situ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0">
            <text:p>-2.0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28">
            <text:p>Poz-15128</text:p>
          </table:table-cell>
          <table:table-cell office:value-type="float" office:value="54.4">
            <text:p>54.4</text:p>
          </table:table-cell>
          <table:table-cell office:value-type="float" office:value="19.72">
            <text:p>19.72</text:p>
          </table:table-cell>
          <table:table-cell office:value-type="float" office:value="1655.0">
            <text:p>1655.0</text:p>
          </table:table-cell>
          <table:table-cell office:value-type="float" office:value="30.0">
            <text:p>30.0</text:p>
          </table:table-cell>
          <table:table-cell office:value-type="string" office:value="Dreissena shells">
            <text:p>Dreissena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215">
            <text:p>-1.215</text:p>
          </table:table-cell>
          <table:table-cell office:value-type="float" office:value="0.026925824035672525">
            <text:p>0.026925824035672525</text:p>
          </table:table-cell>
          <table:table-cell office:value-type="float" office:value="0.026925824035672525">
            <text:p>0.026925824035672525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51378">
            <text:p>Poz-51378</text:p>
          </table:table-cell>
          <table:table-cell office:value-type="float" office:value="54.34">
            <text:p>54.34</text:p>
          </table:table-cell>
          <table:table-cell office:value-type="float" office:value="19.22">
            <text:p>19.22</text:p>
          </table:table-cell>
          <table:table-cell office:value-type="float" office:value="3645.0">
            <text:p>364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755">
            <text:p>-0.755</text:p>
          </table:table-cell>
          <table:table-cell office:value-type="float" office:value="0.014142206334585844">
            <text:p>0.014142206334585844</text:p>
          </table:table-cell>
          <table:table-cell office:value-type="float" office:value="0.014142206334585844">
            <text:p>0.014142206334585844</text:p>
          </table:table-cell>
          <table:table-cell office:value-type="string" office:value="MiotkSzpiganowicz2016,RosentauEtal2021">
            <text:p>MiotkSzpiganowicz2016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47">
            <text:p>Poz-15147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2765.0">
            <text:p>2765.0</text:p>
          </table:table-cell>
          <table:table-cell office:value-type="float" office:value="30.0">
            <text:p>30.0</text:p>
          </table:table-cell>
          <table:table-cell office:value-type="string" office:value="Valvata shells">
            <text:p>Valvata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105">
            <text:p>-2.105</text:p>
          </table:table-cell>
          <table:table-cell office:value-type="float" office:value="0.03640054944640259">
            <text:p>0.03640054944640259</text:p>
          </table:table-cell>
          <table:table-cell office:value-type="float" office:value="0.03640054944640259">
            <text:p>0.0364005494464025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244">
            <text:p>Poz-15244</text:p>
          </table:table-cell>
          <table:table-cell office:value-type="float" office:value="54.4">
            <text:p>54.4</text:p>
          </table:table-cell>
          <table:table-cell office:value-type="float" office:value="19.71">
            <text:p>19.71</text:p>
          </table:table-cell>
          <table:table-cell office:value-type="float" office:value="4670.0">
            <text:p>467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12">
            <text:p>-2.12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245-">
            <text:p>Poz-15245-</text:p>
          </table:table-cell>
          <table:table-cell office:value-type="float" office:value="54.4">
            <text:p>54.4</text:p>
          </table:table-cell>
          <table:table-cell office:value-type="float" office:value="19.71">
            <text:p>19.71</text:p>
          </table:table-cell>
          <table:table-cell office:value-type="float" office:value="4280.0">
            <text:p>428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2">
            <text:p>-1.2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252">
            <text:p>Poz-18252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1455.0">
            <text:p>1455.0</text:p>
          </table:table-cell>
          <table:table-cell office:value-type="float" office:value="30.0">
            <text:p>30.0</text:p>
          </table:table-cell>
          <table:table-cell office:value-type="string" office:value="Dreissena">
            <text:p>Dreissen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735">
            <text:p>-0.735</text:p>
          </table:table-cell>
          <table:table-cell office:value-type="float" office:value="0.026925824035672525">
            <text:p>0.026925824035672525</text:p>
          </table:table-cell>
          <table:table-cell office:value-type="float" office:value="0.026925824035672525">
            <text:p>0.026925824035672525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45">
            <text:p>Poz-15145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1570.0">
            <text:p>1570.0</text:p>
          </table:table-cell>
          <table:table-cell office:value-type="float" office:value="30.0">
            <text:p>30.0</text:p>
          </table:table-cell>
          <table:table-cell office:value-type="string" office:value="Viviparus&amp;Pisidium shells">
            <text:p>Viviparus&amp;Pisidium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045">
            <text:p>-1.045</text:p>
          </table:table-cell>
          <table:table-cell office:value-type="float" office:value="0.011180339887498949">
            <text:p>0.011180339887498949</text:p>
          </table:table-cell>
          <table:table-cell office:value-type="float" office:value="0.011180339887498949">
            <text:p>0.01118033988749894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253">
            <text:p>Poz-18253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1470.0">
            <text:p>1470.0</text:p>
          </table:table-cell>
          <table:table-cell office:value-type="float" office:value="30.0">
            <text:p>30.0</text:p>
          </table:table-cell>
          <table:table-cell office:value-type="string" office:value="Bitynia shells">
            <text:p>Bitynia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41">
            <text:p>-1.41</text:p>
          </table:table-cell>
          <table:table-cell office:value-type="float" office:value="0.022360679774997897">
            <text:p>0.022360679774997897</text:p>
          </table:table-cell>
          <table:table-cell office:value-type="float" office:value="0.022360679774997897">
            <text:p>0.02236067977499789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254">
            <text:p>Poz-18254</text:p>
          </table:table-cell>
          <table:table-cell office:value-type="float" office:value="54.32">
            <text:p>54.32</text:p>
          </table:table-cell>
          <table:table-cell office:value-type="float" office:value="19.51">
            <text:p>19.51</text:p>
          </table:table-cell>
          <table:table-cell office:value-type="float" office:value="4560.0">
            <text:p>4560.0</text:p>
          </table:table-cell>
          <table:table-cell office:value-type="float" office:value="35.0">
            <text:p>35.0</text:p>
          </table:table-cell>
          <table:table-cell office:value-type="string" office:value="Valvata shells">
            <text:p>Valvata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65">
            <text:p>-2.65</text:p>
          </table:table-cell>
          <table:table-cell office:value-type="float" office:value="0.050990195135927854">
            <text:p>0.050990195135927854</text:p>
          </table:table-cell>
          <table:table-cell office:value-type="float" office:value="0.050990195135927854">
            <text:p>0.050990195135927854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256">
            <text:p>Poz-18256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2055.0">
            <text:p>2055.0</text:p>
          </table:table-cell>
          <table:table-cell office:value-type="float" office:value="30.0">
            <text:p>30.0</text:p>
          </table:table-cell>
          <table:table-cell office:value-type="string" office:value="Valvata shells">
            <text:p>Valvata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915">
            <text:p>-0.915</text:p>
          </table:table-cell>
          <table:table-cell office:value-type="float" office:value="0.026925824035672525">
            <text:p>0.026925824035672525</text:p>
          </table:table-cell>
          <table:table-cell office:value-type="float" office:value="0.026925824035672525">
            <text:p>0.026925824035672525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538">
            <text:p>Poz-18538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1915.0">
            <text:p>191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77">
            <text:p>-0.77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539">
            <text:p>Poz-18539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3435.0">
            <text:p>343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545">
            <text:p>-1.545</text:p>
          </table:table-cell>
          <table:table-cell office:value-type="float" office:value="0.018027756377319945">
            <text:p>0.018027756377319945</text:p>
          </table:table-cell>
          <table:table-cell office:value-type="float" office:value="0.018027756377319945">
            <text:p>0.018027756377319945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540">
            <text:p>Poz-18540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4450.0">
            <text:p>445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54">
            <text:p>-2.54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542">
            <text:p>Poz-18542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5260.0">
            <text:p>526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54">
            <text:p>-3.54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543">
            <text:p>Poz-18543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6130.0">
            <text:p>6130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38">
            <text:p>-2.38</text:p>
          </table:table-cell>
          <table:table-cell office:value-type="float" office:value="0.01">
            <text:p>0.01</text:p>
          </table:table-cell>
          <table:table-cell office:value-type="float" office:value="0.01">
            <text:p>0.01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546">
            <text:p>Poz-18546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2370.0">
            <text:p>237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81">
            <text:p>-0.81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547">
            <text:p>Poz-18547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3435.0">
            <text:p>343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1">
            <text:p>-1.11</text:p>
          </table:table-cell>
          <table:table-cell office:value-type="float" office:value="0.01414213562373095">
            <text:p>0.01414213562373095</text:p>
          </table:table-cell>
          <table:table-cell office:value-type="float" office:value="0.01414213562373095">
            <text:p>0.01414213562373095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598">
            <text:p>Poz-18598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7180.0">
            <text:p>7180.0</text:p>
          </table:table-cell>
          <table:table-cell office:value-type="float" office:value="40.0">
            <text:p>4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.525">
            <text:p>-5.525</text:p>
          </table:table-cell>
          <table:table-cell office:value-type="float" office:value="0.01802767317237585">
            <text:p>0.01802767317237585</text:p>
          </table:table-cell>
          <table:table-cell office:value-type="float" office:value="0.01802767317237585">
            <text:p>0.01802767317237585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599">
            <text:p>Poz-18599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3340.0">
            <text:p>334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45">
            <text:p>-1.45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601">
            <text:p>Poz-18601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2515.0">
            <text:p>2515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66">
            <text:p>-0.66</text:p>
          </table:table-cell>
          <table:table-cell office:value-type="float" office:value="0.01414213562373095">
            <text:p>0.01414213562373095</text:p>
          </table:table-cell>
          <table:table-cell office:value-type="float" office:value="0.01414213562373095">
            <text:p>0.01414213562373095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620">
            <text:p>Poz-18620</text:p>
          </table:table-cell>
          <table:table-cell office:value-type="float" office:value="54.32">
            <text:p>54.32</text:p>
          </table:table-cell>
          <table:table-cell office:value-type="float" office:value="19.51">
            <text:p>19.51</text:p>
          </table:table-cell>
          <table:table-cell office:value-type="float" office:value="6250.0">
            <text:p>625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9">
            <text:p>-4.9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51379">
            <text:p>Poz-51379</text:p>
          </table:table-cell>
          <table:table-cell office:value-type="float" office:value="54.35">
            <text:p>54.35</text:p>
          </table:table-cell>
          <table:table-cell office:value-type="float" office:value="19.34">
            <text:p>19.34</text:p>
          </table:table-cell>
          <table:table-cell office:value-type="float" office:value="4540.0">
            <text:p>454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29">
            <text:p>-1.29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2016,RosentauEtal2021">
            <text:p>MiotkSzpiganowicz2016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242">
            <text:p>Poz-15242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6520.0">
            <text:p>652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285">
            <text:p>-5.285</text:p>
          </table:table-cell>
          <table:table-cell office:value-type="float" office:value="0.011180286222382681">
            <text:p>0.011180286222382681</text:p>
          </table:table-cell>
          <table:table-cell office:value-type="float" office:value="0.011180286222382681">
            <text:p>0.011180286222382681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241">
            <text:p>Poz-15241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2475.0">
            <text:p>247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55">
            <text:p>-1.155</text:p>
          </table:table-cell>
          <table:table-cell office:value-type="float" office:value="0.018027756377319945">
            <text:p>0.018027756377319945</text:p>
          </table:table-cell>
          <table:table-cell office:value-type="float" office:value="0.018027756377319945">
            <text:p>0.018027756377319945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8252">
            <text:p>Poz-18252</text:p>
          </table:table-cell>
          <table:table-cell office:value-type="float" office:value="54.32">
            <text:p>54.32</text:p>
          </table:table-cell>
          <table:table-cell office:value-type="float" office:value="19.51">
            <text:p>19.51</text:p>
          </table:table-cell>
          <table:table-cell office:value-type="float" office:value="4825.0">
            <text:p>4825.0</text:p>
          </table:table-cell>
          <table:table-cell office:value-type="float" office:value="35.0">
            <text:p>35.0</text:p>
          </table:table-cell>
          <table:table-cell office:value-type="string" office:value="Valvata shells">
            <text:p>Valvata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4">
            <text:p>-3.4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200">
            <text:p>Poz-15200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3940.0">
            <text:p>394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99">
            <text:p>-0.99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48">
            <text:p>Poz-15148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2880.0">
            <text:p>2880.0</text:p>
          </table:table-cell>
          <table:table-cell office:value-type="float" office:value="30.0">
            <text:p>30.0</text:p>
          </table:table-cell>
          <table:table-cell office:value-type="string" office:value="Pisidium shells">
            <text:p>Pisidium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105">
            <text:p>-2.105</text:p>
          </table:table-cell>
          <table:table-cell office:value-type="float" office:value="0.03640054944640259">
            <text:p>0.03640054944640259</text:p>
          </table:table-cell>
          <table:table-cell office:value-type="float" office:value="0.03640054944640259">
            <text:p>0.0364005494464025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50">
            <text:p>Poz-15150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2575.0">
            <text:p>2575.0</text:p>
          </table:table-cell>
          <table:table-cell office:value-type="float" office:value="30.0">
            <text:p>30.0</text:p>
          </table:table-cell>
          <table:table-cell office:value-type="string" office:value="Bitynia shells">
            <text:p>Bitynia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105">
            <text:p>-2.105</text:p>
          </table:table-cell>
          <table:table-cell office:value-type="float" office:value="0.03640054944640259">
            <text:p>0.03640054944640259</text:p>
          </table:table-cell>
          <table:table-cell office:value-type="float" office:value="0.03640054944640259">
            <text:p>0.0364005494464025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51">
            <text:p>Poz-15151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2005.0">
            <text:p>2005.0</text:p>
          </table:table-cell>
          <table:table-cell office:value-type="float" office:value="30.0">
            <text:p>30.0</text:p>
          </table:table-cell>
          <table:table-cell office:value-type="string" office:value="Valvata shells">
            <text:p>Valvata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95">
            <text:p>-1.195</text:p>
          </table:table-cell>
          <table:table-cell office:value-type="float" office:value="0.03640054944640259">
            <text:p>0.03640054944640259</text:p>
          </table:table-cell>
          <table:table-cell office:value-type="float" office:value="0.03640054944640259">
            <text:p>0.0364005494464025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52">
            <text:p>Poz-15152</text:p>
          </table:table-cell>
          <table:table-cell office:value-type="float" office:value="54.4">
            <text:p>54.4</text:p>
          </table:table-cell>
          <table:table-cell office:value-type="float" office:value="19.71">
            <text:p>19.71</text:p>
          </table:table-cell>
          <table:table-cell office:value-type="float" office:value="1510.0">
            <text:p>1510.0</text:p>
          </table:table-cell>
          <table:table-cell office:value-type="float" office:value="30.0">
            <text:p>30.0</text:p>
          </table:table-cell>
          <table:table-cell office:value-type="string" office:value="Unio. Pisidium &amp; Sphaerium">
            <text:p>Unio. Pisidium &amp; Sphaerium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35">
            <text:p>-1.135</text:p>
          </table:table-cell>
          <table:table-cell office:value-type="float" office:value="0.10012492197250394">
            <text:p>0.10012492197250394</text:p>
          </table:table-cell>
          <table:table-cell office:value-type="float" office:value="0.10012492197250394">
            <text:p>0.10012492197250394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53">
            <text:p>Poz-15153</text:p>
          </table:table-cell>
          <table:table-cell office:value-type="float" office:value="54.4">
            <text:p>54.4</text:p>
          </table:table-cell>
          <table:table-cell office:value-type="float" office:value="19.72">
            <text:p>19.72</text:p>
          </table:table-cell>
          <table:table-cell office:value-type="float" office:value="3820.0">
            <text:p>382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27">
            <text:p>-1.27</text:p>
          </table:table-cell>
          <table:table-cell office:value-type="float" office:value="0.03162277660168379">
            <text:p>0.03162277660168379</text:p>
          </table:table-cell>
          <table:table-cell office:value-type="float" office:value="0.03162277660168379">
            <text:p>0.0316227766016837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235">
            <text:p>Poz-15235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3755.0">
            <text:p>375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71">
            <text:p>-1.71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56">
            <text:p>Poz-15156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4285.0">
            <text:p>4285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09">
            <text:p>-2.09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57">
            <text:p>Poz-15157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5880.0">
            <text:p>588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52">
            <text:p>-4.52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58">
            <text:p>Poz-15158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9660.0">
            <text:p>966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875">
            <text:p>-4.875</text:p>
          </table:table-cell>
          <table:table-cell office:value-type="float" office:value="0.011180286222382681">
            <text:p>0.011180286222382681</text:p>
          </table:table-cell>
          <table:table-cell office:value-type="float" office:value="0.011180286222382681">
            <text:p>0.011180286222382681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60">
            <text:p>Poz-15160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4440.0">
            <text:p>444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44">
            <text:p>-2.44</text:p>
          </table:table-cell>
          <table:table-cell office:value-type="float" office:value="0.022360679774997897">
            <text:p>0.022360679774997897</text:p>
          </table:table-cell>
          <table:table-cell office:value-type="float" office:value="0.022360679774997897">
            <text:p>0.02236067977499789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54">
            <text:p>Poz-15154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3950.0">
            <text:p>395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07">
            <text:p>-1.07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96">
            <text:p>Poz-15196</text:p>
          </table:table-cell>
          <table:table-cell office:value-type="float" office:value="54.4">
            <text:p>54.4</text:p>
          </table:table-cell>
          <table:table-cell office:value-type="float" office:value="19.72">
            <text:p>19.72</text:p>
          </table:table-cell>
          <table:table-cell office:value-type="float" office:value="1615.0">
            <text:p>1615.0</text:p>
          </table:table-cell>
          <table:table-cell office:value-type="float" office:value="30.0">
            <text:p>30.0</text:p>
          </table:table-cell>
          <table:table-cell office:value-type="string" office:value="lagoonal mud">
            <text:p>lagoonal mu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27">
            <text:p>-1.27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99">
            <text:p>Poz-15199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3805.0">
            <text:p>3805.0</text:p>
          </table:table-cell>
          <table:table-cell office:value-type="float" office:value="35.0">
            <text:p>35.0</text:p>
          </table:table-cell>
          <table:table-cell office:value-type="string" office:value="limnic gyttia">
            <text:p>limnic gytti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92">
            <text:p>-0.92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97">
            <text:p>Poz-15197</text:p>
          </table:table-cell>
          <table:table-cell office:value-type="float" office:value="54.4">
            <text:p>54.4</text:p>
          </table:table-cell>
          <table:table-cell office:value-type="float" office:value="19.71">
            <text:p>19.71</text:p>
          </table:table-cell>
          <table:table-cell office:value-type="float" office:value="4260.0">
            <text:p>4260.0</text:p>
          </table:table-cell>
          <table:table-cell office:value-type="float" office:value="35.0">
            <text:p>35.0</text:p>
          </table:table-cell>
          <table:table-cell office:value-type="string" office:value="limnic gyttia">
            <text:p>limnic gytti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6">
            <text:p>-1.16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61">
            <text:p>Poz-15161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6050.0">
            <text:p>605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805">
            <text:p>-3.805</text:p>
          </table:table-cell>
          <table:table-cell office:value-type="float" office:value="0.01802783958243472">
            <text:p>0.01802783958243472</text:p>
          </table:table-cell>
          <table:table-cell office:value-type="float" office:value="0.01802783958243472">
            <text:p>0.01802783958243472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95">
            <text:p>Poz-15195</text:p>
          </table:table-cell>
          <table:table-cell office:value-type="float" office:value="54.4">
            <text:p>54.4</text:p>
          </table:table-cell>
          <table:table-cell office:value-type="float" office:value="19.71">
            <text:p>19.71</text:p>
          </table:table-cell>
          <table:table-cell office:value-type="float" office:value="3690.0">
            <text:p>369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82">
            <text:p>-1.82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93">
            <text:p>Poz-15193</text:p>
          </table:table-cell>
          <table:table-cell office:value-type="float" office:value="54.4">
            <text:p>54.4</text:p>
          </table:table-cell>
          <table:table-cell office:value-type="float" office:value="19.71">
            <text:p>19.71</text:p>
          </table:table-cell>
          <table:table-cell office:value-type="float" office:value="5220.0">
            <text:p>522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84">
            <text:p>-2.84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46">
            <text:p>Poz-15146</text:p>
          </table:table-cell>
          <table:table-cell office:value-type="float" office:value="54.39">
            <text:p>54.39</text:p>
          </table:table-cell>
          <table:table-cell office:value-type="float" office:value="19.72">
            <text:p>19.72</text:p>
          </table:table-cell>
          <table:table-cell office:value-type="float" office:value="1325.0">
            <text:p>1325.0</text:p>
          </table:table-cell>
          <table:table-cell office:value-type="float" office:value="30.0">
            <text:p>30.0</text:p>
          </table:table-cell>
          <table:table-cell office:value-type="string" office:value="Viviparus. Dreissena&amp;Valvata">
            <text:p>Viviparus. Dreissena&amp;Valvat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">
            <text:p>-1.1</text:p>
          </table:table-cell>
          <table:table-cell office:value-type="float" office:value="0.03162277660168379">
            <text:p>0.03162277660168379</text:p>
          </table:table-cell>
          <table:table-cell office:value-type="float" office:value="0.03162277660168379">
            <text:p>0.0316227766016837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92">
            <text:p>Poz-15192</text:p>
          </table:table-cell>
          <table:table-cell office:value-type="float" office:value="54.4">
            <text:p>54.4</text:p>
          </table:table-cell>
          <table:table-cell office:value-type="float" office:value="19.71">
            <text:p>19.71</text:p>
          </table:table-cell>
          <table:table-cell office:value-type="float" office:value="4410.0">
            <text:p>441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01">
            <text:p>-2.01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63">
            <text:p>Poz-15163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5370.0">
            <text:p>537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7">
            <text:p>-2.7</text:p>
          </table:table-cell>
          <table:table-cell office:value-type="float" office:value="0.014142128552664907">
            <text:p>0.014142128552664907</text:p>
          </table:table-cell>
          <table:table-cell office:value-type="float" office:value="0.014142128552664907">
            <text:p>0.014142128552664907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  <table:table-row>
          <table:table-cell office:value-type="string" office:value="South_Vistula">
            <text:p>South_Vistula</text:p>
          </table:table-cell>
          <table:table-cell office:value-type="string" office:value="radiocarbon">
            <text:p>radiocarbon</text:p>
          </table:table-cell>
          <table:table-cell office:value-type="string" office:value="Poz-15162">
            <text:p>Poz-15162</text:p>
          </table:table-cell>
          <table:table-cell office:value-type="float" office:value="54.32">
            <text:p>54.32</text:p>
          </table:table-cell>
          <table:table-cell office:value-type="float" office:value="19.52">
            <text:p>19.52</text:p>
          </table:table-cell>
          <table:table-cell office:value-type="float" office:value="3130.0">
            <text:p>313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375">
            <text:p>-1.375</text:p>
          </table:table-cell>
          <table:table-cell office:value-type="float" office:value="0.018027756377319945">
            <text:p>0.018027756377319945</text:p>
          </table:table-cell>
          <table:table-cell office:value-type="float" office:value="0.018027756377319945">
            <text:p>0.018027756377319945</text:p>
          </table:table-cell>
          <table:table-cell office:value-type="string" office:value="MiotkSzpiganowiczUscinowicz2013,RosentauEtal2021">
            <text:p>MiotkSzpiganowiczUscinowicz2013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